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737cm" draw:marker-end-width="0.787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737cm" draw:marker-start-center="true" draw:marker-end-width="0.787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-width="0.737cm" draw:marker-start-center="true" draw:marker-end-width="0.787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Dashed_20__28_var_29_" svg:stroke-width="0.051cm" draw:marker-start-width="0.737cm" draw:marker-start-center="true" draw:marker-end-width="0.787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family="'Standard Symbols L'" style:font-style-name="Regular" style:font-pitch="variable" style:font-charset="x-symbol" fo:font-size="18pt" fo:language="la" fo:country="VA" style:font-family-asian="'DejaVu LGC Sans Mono'" style:font-style-name-asian="Book" style:font-family-generic-asian="swiss" style:font-pitch-asian="fixe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line draw:style-name="gr1" draw:text-style-name="P1" draw:layer="layout" svg:x1="5.874cm" svg:y1="8.255cm" svg:x2="10.954cm" svg:y2="8.255cm">
              <text:p text:style-name="P2"/>
            </draw:line>
            <draw:line draw:style-name="gr1" draw:text-style-name="P1" draw:layer="layout" svg:x1="5.874cm" svg:y1="8.255cm" svg:x2="5.874cm" svg:y2="3.81cm">
              <text:p text:style-name="P2"/>
            </draw:line>
          </draw:g>
          <draw:g>
            <draw:line draw:style-name="gr1" draw:text-style-name="P1" draw:layer="layout" svg:x1="5.874cm" svg:y1="14.605cm" svg:x2="10.954cm" svg:y2="14.605cm">
              <text:p text:style-name="P2"/>
            </draw:line>
            <draw:line draw:style-name="gr1" draw:text-style-name="P1" draw:layer="layout" svg:x1="5.874cm" svg:y1="14.605cm" svg:x2="5.874cm" svg:y2="10.16cm">
              <text:p text:style-name="P2"/>
            </draw:line>
          </draw:g>
          <draw:g>
            <draw:line draw:style-name="gr1" draw:text-style-name="P1" draw:layer="layout" svg:x1="16.034cm" svg:y1="8.255cm" svg:x2="21.114cm" svg:y2="8.255cm">
              <text:p text:style-name="P2"/>
            </draw:line>
            <draw:line draw:style-name="gr1" draw:text-style-name="P1" draw:layer="layout" svg:x1="16.034cm" svg:y1="8.255cm" svg:x2="16.034cm" svg:y2="3.81cm">
              <text:p text:style-name="P2"/>
            </draw:line>
          </draw:g>
          <draw:g>
            <draw:line draw:style-name="gr1" draw:text-style-name="P1" draw:layer="layout" svg:x1="16.034cm" svg:y1="14.605cm" svg:x2="21.114cm" svg:y2="14.605cm">
              <text:p text:style-name="P2"/>
            </draw:line>
            <draw:line draw:style-name="gr1" draw:text-style-name="P1" draw:layer="layout" svg:x1="16.034cm" svg:y1="14.605cm" svg:x2="16.034cm" svg:y2="10.16cm">
              <text:p text:style-name="P2"/>
            </draw:line>
          </draw:g>
          <draw:path draw:style-name="gr2" draw:text-style-name="P1" draw:layer="layout" svg:width="3.81cm" svg:height="1.692cm" svg:x="16.034cm" svg:y="6.563cm" svg:viewBox="0 0 3811 1693" svg:d="m0 1692c1905-3810 3810 0 3810 0">
            <text:p text:style-name="P2"/>
          </draw:path>
          <draw:path draw:style-name="gr3" draw:text-style-name="P1" draw:layer="layout" svg:width="0.635cm" svg:height="1.72cm" svg:x="5.874cm" svg:y="6.535cm" svg:viewBox="0 0 636 1721" svg:d="m0 1720c378-3871 635 0 635 0">
            <text:p text:style-name="P2"/>
          </draw:path>
          <draw:path draw:style-name="gr4" draw:text-style-name="P1" draw:layer="layout" svg:width="0.635cm" svg:height="1.72cm" svg:x="7.144cm" svg:y="6.535cm" svg:viewBox="0 0 636 1721" svg:d="m0 1720c378-3871 635 0 635 0">
            <text:p text:style-name="P2"/>
          </draw:path>
          <draw:path draw:style-name="gr5" draw:text-style-name="P1" draw:layer="layout" svg:width="0.635cm" svg:height="1.72cm" svg:x="8.414cm" svg:y="6.535cm" svg:viewBox="0 0 636 1721" svg:d="m0 1720c378-3871 635 0 635 0">
            <text:p text:style-name="P2"/>
          </draw:path>
          <draw:rect draw:style-name="gr6" draw:text-style-name="P1" draw:layer="layout" svg:width="3.81cm" svg:height="0.635cm" svg:x="16.034cm" svg:y="13.97cm">
            <text:p text:style-name="P2"/>
          </draw:rect>
          <draw:rect draw:style-name="gr7" draw:text-style-name="P1" draw:layer="layout" svg:width="0.635cm" svg:height="2.54cm" svg:x="5.874cm" svg:y="12.065cm">
            <text:p text:style-name="P2"/>
          </draw:rect>
          <draw:rect draw:style-name="gr8" draw:text-style-name="P1" draw:layer="layout" svg:width="0.635cm" svg:height="2.54cm" svg:x="8.414cm" svg:y="12.065cm">
            <text:p text:style-name="P2"/>
          </draw:rect>
          <draw:rect draw:style-name="gr8" draw:text-style-name="P1" draw:layer="layout" svg:width="0.635cm" svg:height="2.54cm" svg:x="7.144cm" svg:y="12.065cm">
            <text:p text:style-name="P2"/>
          </draw:rect>
          <draw:line draw:style-name="gr9" draw:text-style-name="P1" draw:layer="layout" svg:x1="12.859cm" svg:y1="4.445cm" svg:x2="12.859cm" svg:y2="14.605cm">
            <text:p text:style-name="P2"/>
          </draw:line>
          <draw:frame draw:style-name="gr10" draw:text-style-name="P2" draw:layer="layout" svg:width="1.905cm" svg:height="1.195cm" svg:x="4.604cm" svg:y="5.155cm">
            <draw:text-box>
              <text:p text:style-name="P2">f(x)</text:p>
            </draw:text-box>
          </draw:frame>
          <draw:g>
            <draw:line draw:style-name="gr1" draw:text-style-name="P1" draw:layer="layout" svg:x1="9.804cm" svg:y1="15.458cm" svg:x2="15.519cm" svg:y2="15.458cm">
              <text:p text:style-name="P2"/>
            </draw:line>
            <draw:frame draw:style-name="gr10" draw:text-style-name="P2" draw:layer="layout" svg:width="4.396cm" svg:height="1.195cm" svg:x="11.123cm" svg:y="14.263cm">
              <draw:text-box>
                <text:p text:style-name="P2">k increases</text:p>
              </draw:text-box>
            </draw:frame>
          </draw:g>
          <draw:frame draw:style-name="gr11" draw:text-style-name="P2" draw:layer="layout" svg:width="1.905cm" svg:height="1.199cm" svg:x="4.445cm" svg:y="12.065cm">
            <draw:text-box>
              <text:p text:style-name="P2"><text:span text:style-name="T1">w</text:span>(x)</text:p>
            </draw:text-box>
          </draw:frame>
          <draw:frame draw:style-name="gr12" draw:text-style-name="P2" draw:layer="layout" svg:width="1.905cm" svg:height="1.199cm" svg:x="14.447cm" svg:y="12.013cm">
            <draw:text-box>
              <text:p text:style-name="P2"><text:span text:style-name="T1">w</text:span>(x)</text:p>
            </draw:text-box>
          </draw:frame>
          <draw:frame draw:style-name="gr10" draw:text-style-name="P2" draw:layer="layout" svg:width="1.905cm" svg:height="1.195cm" svg:x="14.764cm" svg:y="5.155cm">
            <draw:text-box>
              <text:p text:style-name="P2">f(x)</text:p>
            </draw:text-box>
          </draw:frame>
          <draw:g>
            <draw:frame draw:style-name="gr10" draw:text-style-name="P2" draw:layer="layout" svg:width="4.396cm" svg:height="1.195cm" svg:x="11.003cm" svg:y="3.175cm">
              <draw:text-box>
                <text:p text:style-name="P2">k decreases</text:p>
              </draw:text-box>
            </draw:frame>
            <draw:line draw:style-name="gr1" draw:text-style-name="P1" draw:layer="layout" svg:x1="15.399cm" svg:y1="4.295cm" svg:x2="9.684cm" svg:y2="4.295cm">
              <text:p text:style-name="P2"/>
            </draw:line>
          </draw:g>
        </draw:g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Tzu-Chen Liang</meta:initial-creator>
    <meta:creation-date>2007-06-12T14:13:19</meta:creation-date>
    <dc:creator>Tzu-Chen Liang</dc:creator>
    <dc:date>2007-06-15T17:01:32</dc:date>
    <dc:language>en-US</dc:language>
    <meta:editing-cycles>5</meta:editing-cycles>
    <meta:editing-duration>PT35M3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